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 Enochian" svg:font-family="'NI Enochi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NI Enochian" fo:font-size="40pt" style:font-size-asian="40pt" style:font-size-complex="40pt"/>
    </style:style>
    <style:style style:name="T1" style:family="text">
      <style:text-properties officeooo:rsid="001f58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L ARN ZOM PAZ LIT MAZ DEO ZID ZIP ZAX IKH LOE ZIM VTR OXO LEA TAN ZEN POP KHR ASP LIN TOR NIA VTI DES ZAA BAG RII TE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 Enochian" svg:font-family="'NI Enochi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21:30:04.368532898</meta:creation-date>
    <dc:date>2020-01-21T21:32:41.652944766</dc:date>
    <meta:editing-duration>PT2M37S</meta:editing-duration>
    <meta:editing-cycles>1</meta:editing-cycles>
    <meta:document-statistic meta:table-count="0" meta:image-count="0" meta:object-count="0" meta:page-count="1" meta:paragraph-count="1" meta:word-count="30" meta:character-count="119" meta:non-whitespace-character-count="90"/>
    <meta:generator>LibreOffice/6.2.8.2$Linux_X86_64 LibreOffice_project/20$Build-2</meta:generator>
  </office:meta>
</office:document-meta>
</file>